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 loext:contextual-spacing="false" fo:line-height="100%"/>
    </style:style>
    <style:style style:name="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line-height="100%"/>
      <style:text-properties style:font-name="Consolas1"/>
    </style:style>
    <style:style style:name="P5" style:family="paragraph" style:parent-style-name="Heading_20_3">
      <style:paragraph-properties fo:line-height="100%"/>
      <style:text-properties style:font-name="Consolas1"/>
    </style:style>
    <style:style style:name="P6" style:family="paragraph" style:parent-style-name="Heading_20_1">
      <style:paragraph-properties fo:line-height="100%"/>
      <style:text-properties style:font-name="Consolas1"/>
    </style:style>
    <style:style style:name="P7" style:family="paragraph" style:parent-style-name="Heading_20_1">
      <style:paragraph-properties fo:margin-top="0.1429in" fo:margin-bottom="0.0598in" loext:contextual-spacing="false" fo:line-height="100%"/>
      <style:text-properties style:font-name="Consolas1"/>
    </style:style>
    <style:style style:name="P8" style:family="paragraph" style:parent-style-name="Heading_20_1">
      <style:paragraph-properties fo:margin-top="0.3409in" fo:margin-bottom="0.2575in" loext:contextual-spacing="false" fo:line-height="100%"/>
      <style:text-properties style:font-name="Consolas1"/>
    </style:style>
    <style:style style:name="P9" style:family="paragraph" style:parent-style-name="Block_20_Text">
      <style:paragraph-properties fo:line-height="100%"/>
      <style:text-properties style:font-name="Consolas1" fo:font-size="12pt" officeooo:rsid="001a4da4" officeooo:paragraph-rsid="001a4da4" style:font-size-asian="12pt" style:font-size-complex="12pt"/>
    </style:style>
    <style:style style:name="P10" style:family="paragraph" style:parent-style-name="Contact_20_Info">
      <style:paragraph-properties fo:margin-top="0.0319in" fo:margin-bottom="0.3929in" loext:contextual-spacing="false" fo:line-height="100%"/>
      <style:text-properties style:font-name="Consolas1" fo:font-size="9pt" style:font-size-asian="9pt" style:font-size-complex="9pt"/>
    </style:style>
    <style:style style:name="P11" style:family="paragraph" style:parent-style-name="Heading_20_2">
      <style:paragraph-properties fo:line-height="100%"/>
      <style:text-properties style:font-name="Consolas1"/>
    </style:style>
    <style:style style:name="P12" style:family="paragraph" style:parent-style-name="Title" style:master-page-name="First_20_Page">
      <style:paragraph-properties style:page-number="auto"/>
      <style:text-properties style:font-name="Consolas1" officeooo:rsid="001a4da4" officeooo:paragraph-rsid="001a4da4"/>
    </style:style>
    <style:style style:name="P13" style:family="paragraph" style:parent-style-name="List_20_Bullet" style:list-style-name="WWNum2">
      <style:paragraph-properties fo:line-height="100%"/>
      <style:text-properties style:font-name="Consolas1" officeooo:rsid="001a4da4" officeooo:paragraph-rsid="001a4da4"/>
    </style:style>
    <style:style style:name="P14" style:family="paragraph" style:parent-style-name="List_20_Bullet" style:list-style-name="WWNum2">
      <style:paragraph-properties fo:line-height="100%"/>
      <style:text-properties style:font-name="Consolas1"/>
    </style:style>
    <style:style style:name="P15" style:family="paragraph" style:parent-style-name="List_20_Bullet" style:list-style-name="WWNum2">
      <style:paragraph-properties fo:line-height="100%"/>
      <style:text-properties style:font-name="Consolas1" officeooo:rsid="001a6b90" officeooo:paragraph-rsid="001a6b90"/>
    </style:style>
    <style:style style:name="P16" style:family="paragraph" style:parent-style-name="List_20_Bullet" style:list-style-name="WWNum2">
      <style:paragraph-properties fo:line-height="100%"/>
      <style:text-properties style:font-name="Consolas1" officeooo:rsid="001b17a6" officeooo:paragraph-rsid="001b17a6"/>
    </style:style>
    <style:style style:name="P17" style:family="paragraph" style:parent-style-name="Heading_20_1">
      <style:paragraph-properties fo:line-height="100%"/>
      <style:text-properties style:font-name="Consolas1" officeooo:rsid="001a6b90" officeooo:paragraph-rsid="001a6b90"/>
    </style:style>
    <style:style style:name="P18" style:family="paragraph" style:parent-style-name="Standard" style:list-style-name="L1">
      <style:paragraph-properties fo:line-height="100%"/>
      <style:text-properties style:font-name="Consolas1" fo:font-size="11pt" officeooo:rsid="001a6b90" officeooo:paragraph-rsid="001a6b90" style:font-size-asian="11pt" style:font-size-complex="11pt"/>
    </style:style>
    <style:style style:name="P19" style:family="paragraph" style:parent-style-name="Standard" style:list-style-name="WWNum2">
      <style:paragraph-properties fo:margin-top="0in" fo:margin-bottom="0.0319in" loext:contextual-spacing="false" fo:line-height="100%"/>
      <style:text-properties style:font-name="Consolas1" fo:font-size="11pt" officeooo:rsid="001a6b90" officeooo:paragraph-rsid="00212d09" style:font-size-asian="11pt" style:font-size-complex="11pt"/>
    </style:style>
    <style:style style:name="P20" style:family="paragraph" style:parent-style-name="Standard" style:list-style-name="WWNum2">
      <style:paragraph-properties fo:margin-top="0in" fo:margin-bottom="0in" loext:contextual-spacing="false" fo:line-height="100%"/>
      <style:text-properties style:font-name="Consolas1" fo:font-size="11pt" officeooo:rsid="001a6b90" officeooo:paragraph-rsid="00212d09" style:font-size-asian="11pt" style:font-size-complex="11pt"/>
    </style:style>
    <style:style style:name="P21" style:family="paragraph" style:parent-style-name="Standard" style:list-style-name="WWNum2">
      <style:paragraph-properties fo:margin-top="0.0398in" fo:margin-bottom="0.0398in" loext:contextual-spacing="false" fo:line-height="100%"/>
      <style:text-properties style:font-name="Consolas1" fo:font-size="11pt" officeooo:rsid="001a6b90" officeooo:paragraph-rsid="00212d09" style:font-size-asian="11pt" style:font-size-complex="11pt"/>
    </style:style>
    <style:style style:name="P22" style:family="paragraph">
      <style:paragraph-properties fo:text-align="center"/>
    </style:style>
    <style:style style:name="T1" style:family="text">
      <style:text-properties officeooo:rsid="001a4da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a4da4"/>
    </style:style>
    <style:style style:name="T4" style:family="text">
      <style:text-properties style:text-position="super 58%" officeooo:rsid="001cac07"/>
    </style:style>
    <style:style style:name="T5" style:family="text">
      <style:text-properties style:text-position="0% 100%" officeooo:rsid="001a4da4"/>
    </style:style>
    <style:style style:name="T6" style:family="text">
      <style:text-properties style:text-position="0% 100%" officeooo:rsid="001cac07"/>
    </style:style>
    <style:style style:name="T7" style:family="text">
      <style:text-properties officeooo:rsid="001b17a6"/>
    </style:style>
    <style:style style:name="T8" style:family="text">
      <style:text-properties style:font-name="Arial1"/>
    </style:style>
    <style:style style:name="T9" style:family="text">
      <style:text-properties officeooo:rsid="001cac07"/>
    </style:style>
    <style:style style:name="T10" style:family="text">
      <style:text-properties officeooo:rsid="00212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line text:anchor-type="paragraph" draw:z-index="0" draw:name="Shape1" draw:style-name="gr1" draw:text-style-name="P22" svg:x1="-0.0075in" svg:y1="0.5402in" svg:x2="6.5343in" svg:y2="0.5402in"><text:p/></draw:line>Adam Stammer</text:p>
      <text:p text:style-name="P10"><text:span text:style-name="T1">328 N Franklin Ave | Sioux Falls, SD, 57103</text:span> | <text:span text:style-name="T1">605-323-5848</text:span> | <text:span text:style-name="T1">adam.stammer@jacks.sdstate.edu</text:span></text:p>
      <text:h text:style-name="P7" text:outline-level="1">Objective</text:h>
      <text:p text:style-name="P9">To develop my skills and abilities within a productive, friendly atmosphere by using the knowledge and experience I already posses. One can never learn enough, or practice too much. <text:span text:style-name="T7">Solving problems has always been something I find engaging and invigorating. </text:span></text:p>
      <text:h text:style-name="P6" text:outline-level="1">Education</text:h>
      <text:list xml:id="list3895552611" text:style-name="WWNum2">
        <text:list-item>
          <text:p text:style-name="P13">South Dakota State University, Brookings, SD</text:p>
        </text:list-item>
        <text:list-item>
          <text:p text:style-name="P14"><text:span text:style-name="T1">Bachelor’s of Science</text:span> | <text:span text:style-name="T10">Current | Expected May 2021</text:span></text:p>
        </text:list-item>
        <text:list-item>
          <text:p text:style-name="P13">Computer Science</text:p>
        </text:list-item>
      </text:list>
      <text:h text:style-name="P8" text:outline-level="1">Experience</text:h>
      <text:h text:style-name="P11" text:outline-level="2"><text:span text:style-name="T1">October 15</text:span><text:span text:style-name="T3">th</text:span><text:span text:style-name="T5">, 2015</text:span><text:span text:style-name="T1"> </text:span>– <text:span text:style-name="T6">August 16</text:span><text:span text:style-name="T4">th</text:span><text:span text:style-name="T6">, 2017</text:span></text:h>
      <text:h text:style-name="P5" text:outline-level="3"><text:span text:style-name="T1">General Merchandise Teammate</text:span> | <text:span text:style-name="T1">Shopko</text:span> | <text:span text:style-name="T1">Sioux Falls, SD</text:span></text:h>
      <text:p text:style-name="P4"><text:tab/><text:span text:style-name="T1">I developed interpersonal skills by interacting with both customers and coworkers very frequently. Time management and independence were very valuable skills to have in every aspect of the job. I spent much of my time in the Electronics department assisting customers in choosing and understanding what product was right for them.</text:span></text:p>
      <text:h text:style-name="P17" text:outline-level="1">Skills</text:h>
      <text:list xml:id="list210006621806140" text:continue-numbering="true" text:style-name="WWNum2">
        <text:list-item>
          <text:p text:style-name="P21">Excellent Communication Skills</text:p>
        </text:list-item>
        <text:list-item>
          <text:p text:style-name="P19">Very Fast Typing Speed (~<text:span text:style-name="T9">80</text:span> word/minute)</text:p>
        </text:list-item>
        <text:list-item>
          <text:p text:style-name="P21">Fluent Programming in Python, C/C++, Java, and C#</text:p>
        </text:list-item>
        <text:list-item>
          <text:p text:style-name="P20"><text:span text:style-name="T9">Some</text:span> Experience in HTML, Javascript, PHP, css, <text:span text:style-name="T7">SQL, </text:span>and Matlab</text:p>
        </text:list-item>
      </text:list>
      <text:h text:style-name="P6" text:outline-level="1">Awards &amp; <text:span text:style-name="T7">Acknowledgments</text:span></text:h>
      <text:list xml:id="list210005655170594" text:continue-numbering="true" text:style-name="WWNum2">
        <text:list-item>
          <text:p text:style-name="P15">South Dakota AP Scholar with Distinction <text:span text:style-name="T10">2017</text:span></text:p>
        </text:list-item>
        <text:list-item>
          <text:p text:style-name="P16">1<text:span text:style-name="T2">st</text:span> Place Continental Math League 2011</text:p>
        </text:list-item>
        <text:list-item>
          <text:p text:style-name="P15">South Dakota State University Program and Design Competition</text:p>
          <text:list>
            <text:list-item>
              <text:p text:style-name="P15">2<text:span text:style-name="T2">nd</text:span> Place<text:span text:style-name="T8"><text:tab/></text:span>2016 &amp; 2017</text:p>
            </text:list-item>
            <text:list-item>
              <text:p text:style-name="P15">3<text:span text:style-name="T2">rd <text:s/></text:span>Place<text:span text:style-name="T8"><text:tab/></text:span>2015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Arial" fo:font-size="11pt" fo:language="en" fo:country="US" style:letter-kerning="false" style:font-name-asian="Arial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style:font-name="Arial" fo:font-size="11pt" fo:language="en" fo:country="US" style:letter-kerning="false" style:font-name-asian="Arial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11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125f6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2" style:font-family-asian="Arial" style:font-family-generic-asian="system" style:font-pitch-asian="variable" style:font-size-asian="34pt" style:font-weight-asian="bold" style:font-name-complex="Tahoma" style:font-family-complex="Tahoma" style:font-family-generic-complex="system" style:font-pitch-complex="variable" style:font-size-complex="28pt"/>
    </style:style>
    <style:style style:name="Contact_20_Info" style:display-name="Contact Info" style:family="paragraph" style:parent-style-name="Standard" style:default-outline-level="">
      <style:paragraph-properties fo:margin-top="0.111in" fo:margin-bottom="0.472in" loext:contextual-spacing="false" fo:line-height="100%"/>
      <style:text-properties fo:color="#125f6a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125f6a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2" style:font-family-asian="Arial" style:font-family-generic-asian="system" style:font-pitch-asian="variable" style:font-size-asian="15pt" style:font-style-complex="italic"/>
    </style:style>
    <style:style style:name="Bibliography" style:family="paragraph" style:parent-style-name="Standard" style:next-style-name="Standard" style:default-outline-level=""/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151c3a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 fo:line-height="100%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 fo:line-height="100%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line-height="100%" fo:text-indent="-0.1528in" style:auto-text-indent="false"/>
    </style:style>
    <style:style style:name="index_20_heading" style:display-name="index heading" style:family="paragraph" style:parent-style-name="Standard" style:default-outline-level=""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5c0d5" fo:border-bottom="0.51pt solid #25c0d5"/>
      <style:text-properties fo:color="#25c0d5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11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11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.111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.111in" loext:contextual-spacing="true" fo:text-indent="-0.2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11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11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11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11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111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11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11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11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11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margin-top="0in" fo:margin-bottom="0in" loext:contextual-spacing="false" fo:line-height="100%" fo:text-indent="-0.75in" style:auto-text-indent="false" fo:background-color="#cccccc" fo:padding="0.0138in" fo:border="0.74pt solid #00000a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 fo:line-height="100%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margin-top="0in" fo:margin-bottom="0in" loext:contextual-spacing="false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Arial2" style:font-family-asian="Arial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11in" loext:contextual-spacing="fals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30%"/>
      <style:text-properties fo:color="#1b8f9f" fo:font-size="16pt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2" style:font-family-asian="Arial" style:font-family-generic-asian="system" style:font-pitch-asian="variable" style:font-size-asian="34pt" style:font-weight-asian="bold" style:font-name-complex="Tahoma" style:font-family-complex="Tahoma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125f6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25f6a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Heading_20_5_20_Char" style:display-name="Heading 5 Char" style:family="text" style:parent-style-name="Default_20_Paragraph_20_Font"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5c0d5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5c0d5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151c3a" style:font-name="Arial" fo:font-family="Arial" style:font-family-generic="roman" style:font-pitch="variable" style:font-name-asian="Arial2" style:font-family-asian="Arial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151c3a"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684a93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5c0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5c0d5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5c0d5" fo:letter-spacing="0.0035in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Arial2" style:font-family-asian="Arial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Arial2" style:font-family-asian="Arial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125f6a"/>
    </style:style>
    <style:style style:name="ListLabel_20_11" style:display-name="ListLabel 11" style:family="text">
      <style:text-properties fo:font-size="11pt" style:font-size-asian="11pt"/>
    </style:style>
    <style:style style:name="ListLabel_20_12" style:display-name="ListLabel 12" style:family="text">
      <style:text-properties fo:font-size="11pt" style:font-size-asian="11pt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fo:color="#125f6a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3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rel-width="100%" fo:margin-left="0in" fo:margin-top="0in" fo:margin-bottom="0in" table:align="left" style:writing-mode="lr-tb"/>
    </style:style>
    <style:style style:name="Table1.A" style:family="table-column">
      <style:table-column-properties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Footer">
      <style:paragraph-properties fo:margin-top="0in" fo:margin-bottom="0in" loext:contextual-spacing="false" fo:line-height="100%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</style:style>
    <style:style style:name="MP3" style:family="paragraph" style:parent-style-name="Footer">
      <style:paragraph-properties fo:margin-top="0in" fo:margin-bottom="0in" loext:contextual-spacing="false" fo:line-height="100%" fo:text-align="end" style:justify-single-word="false"/>
    </style:style>
    <style:page-layout style:name="Mpm1">
      <style:page-layout-properties fo:page-width="8.5in" fo:page-height="11in" style:num-format="1" style:print-orientation="portrait" fo:margin-top="0.95in" fo:margin-bottom="0.670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in" fo:margin-bottom="1in" fo:margin-left="0.95in" fo:margin-right="0.9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page-number text:select-page="current">2</text:page-number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2:39:00</meta:creation-date>
    <dc:date>2018-02-06T21:00:05.113000000</dc:date>
    <meta:editing-duration>PT2H8M17S</meta:editing-duration>
    <meta:editing-cycles>4</meta:editing-cycles>
    <meta:generator>LibreOffice/5.4.3.2$Windows_X86_64 LibreOffice_project/92a7159f7e4af62137622921e809f8546db437e5</meta:generator>
    <meta:print-date>2018-02-04T22:50:43.110000000</meta:print-date>
    <meta:document-statistic meta:table-count="1" meta:image-count="0" meta:object-count="0" meta:page-count="1" meta:paragraph-count="24" meta:word-count="214" meta:character-count="1331" meta:non-whitespace-character-count="1148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